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BDC00000849A02B0208.png"/>
  <manifest:file-entry manifest:media-type="image/png" manifest:full-path="Pictures/1000020100000B2E00000600B867C529.png"/>
  <manifest:file-entry manifest:media-type="image/png" manifest:full-path="Pictures/1000020100000274000003D4935C8DB7.png"/>
  <manifest:file-entry manifest:media-type="image/png" manifest:full-path="Pictures/10000201000001B60000041DE995E56F.png"/>
  <manifest:file-entry manifest:media-type="image/png" manifest:full-path="Pictures/100002010000018C000003D999AB56DC.png"/>
  <manifest:file-entry manifest:media-type="image/png" manifest:full-path="Pictures/10000000000002E800000154FEFE92EB.png"/>
  <manifest:file-entry manifest:media-type="image/png" manifest:full-path="Pictures/10000201000008FE000004B2D966134D.png"/>
  <manifest:file-entry manifest:media-type="image/png" manifest:full-path="Pictures/1000020100000B8F000008927F45B5BC.png"/>
  <manifest:file-entry manifest:media-type="image/png" manifest:full-path="Pictures/10000201000003C80000042895464267.png"/>
  <manifest:file-entry manifest:media-type="image/png" manifest:full-path="Pictures/10000000000002EE000001C11D9BF1B3.png"/>
  <manifest:file-entry manifest:media-type="image/png" manifest:full-path="Pictures/10000201000001A8000003ECE0F3CCD2.png"/>
  <manifest:file-entry manifest:media-type="image/png" manifest:full-path="Pictures/1000020100000B6D0000059BE8D3FC66.png"/>
  <manifest:file-entry manifest:media-type="image/png" manifest:full-path="Pictures/1000000000000241000001987AFD859F.png"/>
  <manifest:file-entry manifest:media-type="image/png" manifest:full-path="Pictures/100002010000062A000008038342835D.png"/>
  <manifest:file-entry manifest:media-type="image/png" manifest:full-path="Pictures/100002010000016800000390EBA51B3A.png"/>
  <manifest:file-entry manifest:media-type="image/png" manifest:full-path="Pictures/10000201000005F0000005CAD5099849.png"/>
  <manifest:file-entry manifest:media-type="image/png" manifest:full-path="Pictures/1000020100000884000006C0DC1060AA.png"/>
  <manifest:file-entry manifest:media-type="image/png" manifest:full-path="Pictures/100002010000020400000544D6D72F39.png"/>
  <manifest:file-entry manifest:media-type="image/png" manifest:full-path="Pictures/1000020100000B28000006DAD2E2F21C.png"/>
  <manifest:file-entry manifest:media-type="image/png" manifest:full-path="Pictures/1000020100000360000003BCE6CBA00C.png"/>
  <manifest:file-entry manifest:media-type="image/png" manifest:full-path="Pictures/1000020100000AD00000086E45324937.png"/>
  <manifest:file-entry manifest:media-type="image/png" manifest:full-path="Pictures/10000000000002F20000023E09934576.png"/>
  <manifest:file-entry manifest:media-type="image/png" manifest:full-path="Pictures/100002010000066C0000066E5513CD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18.456cm" svg:height="14.629cm" svg:x="4.772cm" svg:y="3.197cm">
          <draw:image xlink:href="Pictures/1000020100000884000006C0DC1060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" draw:layer="layout" svg:width="12.868cm" svg:height="12.546cm" svg:x="7.566cm" svg:y="4.227cm">
          <draw:image xlink:href="Pictures/10000201000005F0000005CAD50998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" draw:layer="layout" svg:width="13.918cm" svg:height="13.935cm" svg:x="7.041cm" svg:y="3.533cm">
          <draw:image xlink:href="Pictures/100002010000066C0000066E5513CD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3.434cm" svg:height="18.27cm" svg:x="2.335cm" svg:y="1.377cm">
          <draw:image xlink:href="Pictures/1000020100000AD00000086E453249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" draw:layer="layout" svg:width="24.179cm" svg:height="14.849cm" svg:x="1.962cm" svg:y="3.087cm">
          <draw:image xlink:href="Pictures/1000020100000B28000006DAD2E2F2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" draw:layer="layout" svg:width="25.703cm" svg:height="17.956cm" svg:x="1.2cm" svg:y="1.534cm">
          <draw:image xlink:href="Pictures/1000020100000BDC00000849A02B02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1" draw:layer="layout" svg:width="25.051cm" svg:height="18.574cm" svg:x="1.526cm" svg:y="1.225cm">
          <draw:image xlink:href="Pictures/1000020100000B8F000008927F45B5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1" draw:layer="layout" svg:width="19.489cm" svg:height="10.175cm" svg:x="4.307cm" svg:y="5.424cm">
          <draw:image xlink:href="Pictures/10000201000008FE000004B2D9661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" draw:layer="layout" svg:width="24.764cm" svg:height="12.148cm" svg:x="1.67cm" svg:y="4.438cm">
          <draw:image xlink:href="Pictures/1000020100000B6D0000059BE8D3FC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1" draw:layer="layout" svg:width="24.23cm" svg:height="13.003cm" svg:x="1.937cm" svg:y="4.01cm">
          <draw:image xlink:href="Pictures/1000020100000B2E00000600B867C5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" draw:layer="layout" svg:width="3.588cm" svg:height="8.499cm" svg:x="21.5cm" svg:y="2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8.412cm" svg:y="10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4.5cm" svg:y="3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4.588cm" svg:height="10.868cm" svg:x="12cm" svg:y="7.63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5.316cm" svg:height="8.296cm" svg:x="8.684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3.351cm" svg:height="8.338cm" svg:x="16.5cm" svg:y="3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3.588cm" svg:height="8.499cm" svg:x="7.912cm" svg:y="10.50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4.588cm" svg:height="10.868cm" svg:x="11.706cm" svg:y="5.066cm">
          <draw:image xlink:href="Pictures/100002010000020400000544D6D72F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1" draw:layer="layout" svg:width="3.588cm" svg:height="8.499cm" svg:x="12.206cm" svg:y="6.251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" draw:layer="layout" svg:width="3.351cm" svg:height="8.338cm" svg:x="12.325cm" svg:y="6.331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" draw:layer="layout" svg:width="3.588cm" svg:height="8.499cm" svg:x="6cm" svg:y="6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7.5cm" svg:y="4.50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88cm" svg:height="8.499cm" svg:x="11cm" svg:y="9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" draw:layer="layout" svg:width="5.316cm" svg:height="8.296cm" svg:x="11.342cm" svg:y="6.352cm">
          <draw:image xlink:href="Pictures/1000020100000274000003D4935C8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" draw:layer="layout" svg:width="3.707cm" svg:height="8.914cm" svg:x="13cm" svg:y="8.5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9.293cm" svg:y="2.0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18cm" svg:y="3.586cm">
          <draw:image xlink:href="Pictures/10000201000001B60000041DE995E56F.png" xlink:type="simple" xlink:show="embed" xlink:actuate="onLoad">
            <text:p/>
          </draw:image>
        </draw:frame>
        <draw:frame draw:style-name="gr2" draw:text-style-name="P1" draw:layer="layout" svg:width="3.707cm" svg:height="8.914cm" svg:x="5.793cm" svg:y="5.5cm">
          <draw:image xlink:href="Pictures/10000201000001B60000041DE995E5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19.843cm" svg:height="11.879cm" svg:x="4.03cm" svg:y="2.972cm">
          <draw:image xlink:href="Pictures/10000000000002EE000001C11D9BF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" draw:layer="layout" svg:width="19.684cm" svg:height="8.995cm" svg:x="4.01cm" svg:y="2.914cm">
          <draw:image xlink:href="Pictures/10000000000002E800000154FEFE92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8.194cm" svg:height="9.007cm" svg:x="15.306cm" svg:y="10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9.5cm" svg:y="2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6.5cm" svg:y="1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2.306cm" svg:y="4.4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7.306cm" svg:y="10.493cm">
          <draw:image xlink:href="Pictures/10000201000003C800000428954642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1" draw:layer="layout" svg:width="8.194cm" svg:height="9.007cm" svg:x="16.806cm" svg:y="9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1.5cm" svg:y="4.5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8.194cm" svg:height="9.007cm" svg:x="17.306cm" svg:y="1.993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4.101cm" svg:height="6.4cm" svg:x="2.5cm" svg:y="7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768cm" svg:height="6.556cm" svg:x="7.732cm" svg:y="7cm">
          <draw:image xlink:href="Pictures/10000201000001A8000003ECE0F3CCD2.png" xlink:type="simple" xlink:show="embed" xlink:actuate="onLoad">
            <text:p/>
          </draw:image>
        </draw:frame>
        <draw:frame draw:style-name="gr2" draw:text-style-name="P1" draw:layer="layout" svg:width="2.768cm" svg:height="6.557cm" svg:x="14.5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0.232cm" svg:y="12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.732cm" svg:y="0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5cm" svg:y="12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2.585cm" svg:height="6.432cm" svg:x="10.5cm" svg:y="1.068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1" draw:layer="layout" svg:width="19.132cm" svg:height="13.528cm" svg:x="4.434cm" svg:y="3.736cm">
          <draw:image xlink:href="Pictures/1000000000000241000001987AFD8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1" draw:layer="layout" svg:width="8.194cm" svg:height="9.007cm" svg:x="12.5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585cm" svg:height="6.432cm" svg:x="6cm" svg:y="7.28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3.539cm" svg:height="8.384cm" svg:x="7.461cm" svg:y="11.616cm">
          <draw:image xlink:href="Pictures/100002010000020400000544D6D72F39.png" xlink:type="simple" xlink:show="embed" xlink:actuate="onLoad">
            <text:p/>
          </draw:image>
        </draw:frame>
        <draw:frame draw:style-name="gr2" draw:text-style-name="P1" draw:layer="layout" svg:width="4.101cm" svg:height="6.4cm" svg:x="7.728cm" svg:y="1.5cm">
          <draw:image xlink:href="Pictures/1000020100000274000003D4935C8DB7.png" xlink:type="simple" xlink:show="embed" xlink:actuate="onLoad">
            <text:p/>
          </draw:image>
        </draw:frame>
        <draw:frame draw:style-name="gr2" draw:text-style-name="P1" draw:layer="layout" svg:width="2.585cm" svg:height="6.432cm" svg:x="14cm" svg:y="0.5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12.732cm" svg:y="13.444cm">
          <draw:image xlink:href="Pictures/10000201000001A8000003ECE0F3CC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1" draw:layer="layout" svg:width="19.949cm" svg:height="15.186cm" svg:x="4.077cm" svg:y="2.919cm">
          <draw:image xlink:href="Pictures/10000000000002F20000023E099345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1" draw:layer="layout" svg:width="8.194cm" svg:height="9.007cm" svg:x="9.903cm" svg:y="5.997cm">
          <draw:image xlink:href="Pictures/10000201000003C80000042895464267.png" xlink:type="simple" xlink:show="embed" xlink:actuate="onLoad">
            <text:p/>
          </draw:image>
        </draw:frame>
        <draw:frame draw:style-name="gr2" draw:text-style-name="P1" draw:layer="layout" svg:width="2.768cm" svg:height="6.557cm" svg:x="17.614cm" svg:y="2.271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8.5cm" svg:y="11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5cm" svg:y="6.4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585cm" svg:height="6.432cm" svg:x="4cm" svg:y="0.068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0cm">
          <draw:image xlink:href="Pictures/10000201000001A8000003ECE0F3CC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3.817cm" svg:y="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1cm" svg:y="4.124cm">
          <draw:image xlink:href="Pictures/100002010000018C000003D999AB56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0.732cm" svg:y="7.94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4cm" svg:y="7.94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1" draw:layer="layout" svg:width="13.359cm" svg:height="17.364cm" svg:x="7.321cm" svg:y="1.818cm">
          <draw:image xlink:href="Pictures/100002010000062A000008038342835D.png" xlink:type="simple" xlink:show="embed" xlink:actuate="onLoad">
            <text:p/>
          </draw:image>
        </draw:frame>
        <draw:frame draw:style-name="gr2" draw:text-style-name="P1" draw:layer="layout" svg:width="2.768cm" svg:height="6.556cm" svg:x="20.464cm" svg:y="14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6cm" svg:x="23.732cm" svg:y="14cm">
          <draw:image xlink:href="Pictures/100002010000016800000390EBA51B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" draw:layer="layout" svg:width="2.768cm" svg:height="6.557cm" svg:x="16.732cm" svg:y="7.5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585cm" svg:height="6.432cm" svg:x="7.5cm" svg:y="7.5cm">
          <draw:image xlink:href="Pictures/100002010000018C000003D999AB56DC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3cm">
          <draw:image xlink:href="Pictures/100002010000016800000390EBA51B3A.png" xlink:type="simple" xlink:show="embed" xlink:actuate="onLoad">
            <text:p/>
          </draw:image>
        </draw:frame>
        <draw:frame draw:style-name="gr2" draw:text-style-name="P1" draw:layer="layout" svg:width="2.768cm" svg:height="6.557cm" svg:x="13cm" svg:y="1.5cm">
          <draw:image xlink:href="Pictures/100002010000016800000390EBA51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" draw:layer="layout" svg:width="7.314cm" svg:height="8.093cm" svg:x="10.395cm" svg:y="6.465cm">
          <draw:image xlink:href="Pictures/1000020100000360000003BCE6CBA0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9T15:03:51</meta:creation-date>
    <meta:editing-duration>PT05H07M57S</meta:editing-duration>
    <meta:editing-cycles>37</meta:editing-cycles>
    <dc:date>2010-03-10T21:53:35</dc:date>
    <meta:generator>OpenOffice.org/3.0$Unix OpenOffice.org_project/300m15$Build-9379</meta:generator>
    <meta:document-statistic meta:object-count="216"/>
    <meta:user-defined meta:name="Info 1"/>
    <meta:user-defined meta:name="Info 2"/>
    <meta:user-defined meta:name="Info 3"/>
    <meta:user-defined meta:name="Info 4"/>
  </office:meta>
</office:document-meta>
</file>